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’1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string" calcext:value-type="string">
            <text:p>X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Y’1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string" calcext:value-type="string">
            <text:p>Y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X’2</text:p>
          </table:table-cell>
          <table:table-cell office:value-type="float" office:value="1431" calcext:value-type="float">
            <text:p>1431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Y’2</text:p>
          </table:table-cell>
          <table:table-cell office:value-type="float" office:value="879" calcext:value-type="float">
            <text:p>879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X’3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string" calcext:value-type="string">
            <text:p>X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Y’3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string" calcext:value-type="string">
            <text:p>Y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table:formula="of:=([.B1]-[.B5])*([.B4]-[.B6])-([.B3]-[.B5])*([.B2]-[.B6])" office:value-type="float" office:value="903607" calcext:value-type="float">
            <text:p>903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x1</text:p>
          </table:table-cell>
          <table:table-cell table:formula="of:=([.E1]-[.E5])*([.B4]-[.B6])-([.E3]-[.E5])*([.B2]-[.B6])" office:value-type="float" office:value="160186" calcext:value-type="float">
            <text:p>160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x2</text:p>
          </table:table-cell>
          <table:table-cell table:formula="of:=([.B1]-[.B5])*([.E3]-[.E5])-([.B3]-[.B5])*([.E1]-[.E5])" office:value-type="float" office:value="1773" calcext:value-type="float">
            <text:p>17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x3</text:p>
          </table:table-cell>
          <table:table-cell table:formula="of:=[.E1]*([.B3]*[.B6]-[.B5]*[.B4])-[.E3]*([.B1]*[.B6]-[.B5]*[.B2])+[.E5]*([.B1]*[.B4]-[.B3]*[.B2])" office:value-type="float" office:value="-33798307" calcext:value-type="float">
            <text:p>-337983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y1</text:p>
          </table:table-cell>
          <table:table-cell table:formula="of:=([.E2]-[.E6])*([.B4]-[.B6])-([.E4]-[.E6])*([.B2]-[.B6])" office:value-type="float" office:value="-276" calcext:value-type="float">
            <text:p>-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y2</text:p>
          </table:table-cell>
          <table:table-cell table:formula="of:=([.B1]-[.B5])*([.E4]-[.E6])-([.B3]-[.B5])*([.E2]-[.E6])" office:value-type="float" office:value="116551" calcext:value-type="float">
            <text:p>1165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y3</text:p>
          </table:table-cell>
          <table:table-cell table:formula="of:=[.E2]*([.B3]*[.B6]-[.B5]*[.B4])-[.E4]*([.B1]*[.B6]-[.B5]*[.B2])+[.E6]*([.B1]*[.B4]-[.B3]*[.B2])" office:value-type="float" office:value="-9885459" calcext:value-type="float">
            <text:p>-9885459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adc_X</text:p>
          </table:table-cell>
          <table:table-cell office:value-type="float" office:value="695" calcext:value-type="float">
            <text:p>6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c_Y</text:p>
          </table:table-cell>
          <table:table-cell office:value-type="float" office:value="1611" calcext:value-type="float">
            <text:p>16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</text:p>
          </table:table-cell>
          <table:table-cell table:formula="of:=(([.B9]*[.B18])+([.B10]*[.B18])+[.B11])/[.B8]" office:value-type="float" office:value="87.1653251911506" calcext:value-type="float">
            <text:p>87.16532519115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Y</text:p>
          </table:table-cell>
          <table:table-cell table:formula="of:=(([.B12]*[.B19])+([.B13]*[.B19])+[.B14])/[.B8]" office:value-type="float" office:value="196.361433676366" calcext:value-type="float">
            <text:p>196.36143367636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8:53:53.585323380</meta:creation-date>
    <dc:date>2018-07-23T19:38:51.340540050</dc:date>
    <meta:editing-duration>PT14M26S</meta:editing-duration>
    <meta:editing-cycles>3</meta:editing-cycles>
    <meta:generator>LibreOffice/6.0.3.2$Linux_X86_64 LibreOffice_project/00m0$Build-2</meta:generator>
    <meta:document-statistic meta:table-count="1" meta:cell-count="46" meta:object-count="0"/>
  </office:meta>
</office:document-meta>
</file>